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harp with NMB DWS over PCB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ins</text:p>
          </table:table-cell>
          <table:table-cell office:value-type="string" calcext:value-type="string">
            <text:p>Legend</text:p>
          </table:table-cell>
          <table:table-cell/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l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_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+=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e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ckspare</text:p>
          </table:table-cell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[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]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\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ps</text:p>
          </table:table-cell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CTR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;: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“’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\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nt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shif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shif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CTR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CTRL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W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ALT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pac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AL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WI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CTR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om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n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U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ef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igh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ow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ge U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age Dow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F8</text:p>
          </table:table-cell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F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scap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let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04:50:46.065697198</meta:creation-date>
    <dc:date>2022-02-01T06:12:18.208474604</dc:date>
    <meta:editing-duration>PT20M10S</meta:editing-duration>
    <meta:editing-cycles>4</meta:editing-cycles>
    <meta:generator>LibreOffice/7.2.5.2.0$Linux_X86_64 LibreOffice_project/20$Build-2</meta:generator>
    <meta:document-statistic meta:table-count="1" meta:cell-count="353" meta:object-count="0"/>
  </office:meta>
</office:document-meta>
</file>